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be8" officeooo:paragraph-rsid="001aabe8"/>
    </style:style>
    <style:style style:name="P2" style:family="paragraph" style:parent-style-name="Standard">
      <style:text-properties officeooo:rsid="001b8a3e" officeooo:paragraph-rsid="001b8a3e"/>
    </style:style>
    <style:style style:name="P3" style:family="paragraph" style:parent-style-name="Standard">
      <style:text-properties officeooo:rsid="001d44b4" officeooo:paragraph-rsid="001d44b4"/>
    </style:style>
    <style:style style:name="P4" style:family="paragraph" style:parent-style-name="Standard">
      <style:text-properties fo:font-style="italic" officeooo:rsid="001d44b4" officeooo:paragraph-rsid="001d44b4" style:font-style-asian="italic" style:font-style-complex="italic"/>
    </style:style>
    <style:style style:name="P5" style:family="paragraph" style:parent-style-name="Standard">
      <style:text-properties officeooo:rsid="001e6417" officeooo:paragraph-rsid="001e6417"/>
    </style:style>
    <style:style style:name="P6" style:family="paragraph" style:parent-style-name="Standard">
      <style:text-properties officeooo:rsid="001ef061" officeooo:paragraph-rsid="00218511"/>
    </style:style>
    <style:style style:name="P7" style:family="paragraph" style:parent-style-name="Standard">
      <style:text-properties officeooo:rsid="001f90b5" officeooo:paragraph-rsid="001f90b5"/>
    </style:style>
    <style:style style:name="P8" style:family="paragraph" style:parent-style-name="Standard">
      <style:text-properties officeooo:rsid="00218511" officeooo:paragraph-rsid="00218511"/>
    </style:style>
    <style:style style:name="P9" style:family="paragraph" style:parent-style-name="Standard">
      <style:text-properties officeooo:rsid="00226e51" officeooo:paragraph-rsid="00226e51"/>
    </style:style>
    <style:style style:name="P10" style:family="paragraph" style:parent-style-name="Standard">
      <style:text-properties officeooo:rsid="00246173" officeooo:paragraph-rsid="00246173"/>
    </style:style>
    <style:style style:name="P11" style:family="paragraph" style:parent-style-name="Standard">
      <style:paragraph-properties fo:break-before="page"/>
      <style:text-properties officeooo:rsid="001ef061" officeooo:paragraph-rsid="00218511"/>
    </style:style>
    <style:style style:name="T1" style:family="text">
      <style:text-properties officeooo:rsid="001aabe8"/>
    </style:style>
    <style:style style:name="T2" style:family="text">
      <style:text-properties officeooo:rsid="001b8a3e"/>
    </style:style>
    <style:style style:name="T3" style:family="text">
      <style:text-properties officeooo:rsid="001e6417"/>
    </style:style>
    <style:style style:name="T4" style:family="text">
      <style:text-properties officeooo:rsid="00218511"/>
    </style:style>
    <style:style style:name="T5" style:family="text">
      <style:text-properties officeooo:rsid="0021cce3"/>
    </style:style>
    <style:style style:name="T6" style:family="text">
      <style:text-properties officeooo:rsid="00224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: Product</text:p>
      <text:p text:style-name="P4">+ Id Mã tự tăng 1-&gt;</text:p>
      <text:p text:style-name="P1">+ ProductID</text:p>
      <text:p text:style-name="P1">+ Name</text:p>
      <text:p text:style-name="P1">+ Detail</text:p>
      <text:p text:style-name="P1">+ From</text:p>
      <text:p text:style-name="P1">+ Created</text:p>
      <text:p text:style-name="P1">+ Modified</text:p>
      <text:p text:style-name="P1">+ Is Active</text:p>
      <text:p text:style-name="P1">+ Type ( Máy tính bảng, điện thoại )</text:p>
      <text:p text:style-name="P1">+ Supplier ID</text:p>
      <text:p text:style-name="P10">+ Is Sales.</text:p>
      <text:p text:style-name="P1"/>
      <text:p text:style-name="P9">Table: Sales</text:p>
      <text:p text:style-name="P9">+ID</text:p>
      <text:p text:style-name="P9">+Product_ID</text:p>
      <text:p text:style-name="P9">+Percent</text:p>
      <text:p text:style-name="P9">+Date_start.</text:p>
      <text:p text:style-name="P9">+Date_end.</text:p>
      <text:p text:style-name="P1"/>
      <text:p text:style-name="P1">Table: Category</text:p>
      <text:p text:style-name="P5">+ Id</text:p>
      <text:p text:style-name="P1">+ CategoryID</text:p>
      <text:p text:style-name="P1">+ Name</text:p>
      <text:p text:style-name="P1">+ Quality</text:p>
      <text:p text:style-name="P1">+ Created</text:p>
      <text:p text:style-name="P1">+ Modified</text:p>
      <text:p text:style-name="P1">+ Is Active</text:p>
      <text:p text:style-name="P1"/>
      <text:p text:style-name="P1">Table: Relationship Product-Category</text:p>
      <text:p text:style-name="P5">+ Id </text:p>
      <text:p text:style-name="P1">+ ProductID</text:p>
      <text:p text:style-name="P1">+ CategoryID</text:p>
      <text:p text:style-name="P1"/>
      <text:p text:style-name="P1">Table: Attribute</text:p>
      <text:p text:style-name="P1"/>
      <text:p text:style-name="P2">+ Id</text:p>
      <text:p text:style-name="P2">+ Code</text:p>
      <text:p text:style-name="P2">+ Label</text:p>
      <text:p text:style-name="P2">+ Type</text:p>
      <text:p text:style-name="P2">+ Is Required</text:p>
      <text:p text:style-name="P2">+ Is Unique</text:p>
      <text:p text:style-name="P3"/>
      <text:p text:style-name="P3">Talbe: Relationship Product_Attribute</text:p>
      <text:p text:style-name="P3"/>
      <text:p text:style-name="P3">+ ID</text:p>
      <text:p text:style-name="P3">+ <text:span text:style-name="T1">ProductID</text:span></text:p>
      <text:p text:style-name="P3">+ <text:span text:style-name="T2">Code</text:span></text:p>
      <text:p text:style-name="P3">+ <text:span text:style-name="T3">Value</text:span></text:p>
      <text:p text:style-name="P3"/>
      <text:p text:style-name="P7">Table: Supplier</text:p>
      <text:p text:style-name="P7">+ ID</text:p>
      <text:p text:style-name="P7">+ Supplier ID</text:p>
      <text:p text:style-name="P7">+ Name</text:p>
      <text:p text:style-name="P7">+ Phone</text:p>
      <text:p text:style-name="P7">+ Address</text:p>
      <text:p text:style-name="P7">+ Created</text:p>
      <text:p text:style-name="P7"><text:soft-page-break/>+ Modifed</text:p>
      <text:p text:style-name="P7">+ Is Active</text:p>
      <text:p text:style-name="P3"/>
      <text:p text:style-name="P6">===&gt;&gt; Sản phẩm</text:p>
      <text:p text:style-name="P6"/>
      <text:p text:style-name="P11"><text:span text:style-name="T4">+++ Backend</text:span></text:p>
      <text:p text:style-name="P8">- Thêm xóa sửa Product, Hóa đơn, Users, Danh mục, nhà cung cấp.</text:p>
      <text:p text:style-name="P8">- Thanh toán, tồn kho</text:p>
      <text:p text:style-name="P8">- Giỏ hàng === Javascript AJAX .</text:p>
      <text:p text:style-name="P8">- <text:span text:style-name="T5">Xử lý đăng ký, đăng nhập.</text:span></text:p>
      <text:p text:style-name="P8">- <text:span text:style-name="T5">Tich hop thanh toán paypal.</text:span></text:p>
      <text:p text:style-name="P8">- <text:span text:style-name="T6">Xử lý trả hàng.</text:span></text:p>
      <text:p text:style-name="P8">- <text:span text:style-name="T6">Thống kê và báo cáo</text:span></text:p>
      <text:p text:style-name="P8">_ <text:span text:style-name="T6">Tính điểm tích lũy khách hàng.</text:span></text:p>
      <text:p text:style-name="P8"/>
      <text:p text:style-name="P8">- </text:p>
      <text:p text:style-name="P6"><text:line-break/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5:22:54.581257986</meta:creation-date>
    <dc:date>2018-09-11T16:25:51.263343547</dc:date>
    <meta:editing-duration>PT21M52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63" meta:word-count="180" meta:character-count="832" meta:non-whitespace-character-count="710"/>
  </office:meta>
</office:document-meta>
</file>